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Registry.getDefinitionForPortType( QName servic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Registry.addDefinition( Definition4BPEL 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Registry.ge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Registry.getDefinition( QName servic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